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a477a" officeooo:paragraph-rsid="000a477a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a477a" officeooo:paragraph-rsid="000a477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bc50c" officeooo:paragraph-rsid="000bc50c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vid Dang</text:p>
      <text:p text:style-name="P1">djd122</text:p>
      <text:p text:style-name="P1">11/14/18</text:p>
      <text:p text:style-name="P2">EECS 473 – PS7</text:p>
      <text:p text:style-name="P2"/>
      <text:p text:style-name="P3">Theory of Operation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Limitations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6:42:45.106938337</meta:creation-date>
    <dc:date>2018-11-13T16:44:18.464052157</dc:date>
    <meta:editing-duration>PT1M3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11" meta:character-count="68" meta:non-whitespace-character-count="62"/>
  </office:meta>
</office:document-meta>
</file>